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f18a" officeooo:paragraph-rsid="001cf18a"/>
    </style:style>
    <style:style style:name="P2" style:family="paragraph" style:parent-style-name="Standard">
      <style:text-properties fo:font-size="14pt" fo:font-weight="bold" officeooo:rsid="001cf18a" officeooo:paragraph-rsid="001cf18a" style:font-size-asian="14pt" style:font-weight-asian="bold" style:font-size-complex="14pt" style:font-weight-complex="bold"/>
    </style:style>
    <style:style style:name="P3" style:family="paragraph" style:parent-style-name="Standard" style:list-style-name="L1">
      <style:text-properties officeooo:rsid="002193ca" officeooo:paragraph-rsid="002193ca"/>
    </style:style>
    <style:style style:name="P4" style:family="paragraph" style:parent-style-name="Standard">
      <style:text-properties officeooo:rsid="0022c745" officeooo:paragraph-rsid="0022c745"/>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ctividad 13</text:p>
      <text:p text:style-name="P1"/>
      <text:p text:style-name="P1">Realizar el juego del ahorcado. Tendremos un conjunto de palabras en un array que se elegirán de forma aleatoria. Podemos utilizar para seleccionar las letras el ejercicio de la actividad 10. El juego tendrá un <text:span text:style-name="T1">tiempo máximo</text:span> para acertar, <text:span text:style-name="T1">mostrando</text:span> en pantalla el <text:span text:style-name="T1">tiempo restante</text:span>. También se mostrarán los aciertos y fallos que lleva en cada jugada. Cada vez que no se acierte ira apareciendo <text:span text:style-name="T1">la imagen</text:span> del ahorcado hasta que falle todas (dependerá de las partes que dividamos el dibujo) o se acabe el tiempo.</text:p>
      <text:p text:style-name="P1"/>
      <text:p text:style-name="P4">Opcionalmente podemos añadir: </text:p>
      <text:p text:style-name="P4"/>
      <text:list xml:id="list2138226435" text:style-name="L1">
        <text:list-item>
          <text:p text:style-name="P3">Podemos darle la opción de seleccionar palabras por temas</text:p>
        </text:list-item>
        <text:list-item>
          <text:p text:style-name="P3">Dificultad <text:s/>de las palabras.</text:p>
        </text:list-item>
        <text:list-item>
          <text:p text:style-name="P3">Mostrar cuantas palabras he acertado y cuantas he fallado.</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05-14T19:57:01.202000000</meta:creation-date>
    <dc:date>2024-05-14T20:44:51.482000000</dc:date>
    <meta:editing-duration>PT15M58S</meta:editing-duration>
    <meta:editing-cycles>3</meta:editing-cycles>
    <meta:generator>LibreOffice/6.4.4.2$Windows_X86_64 LibreOffice_project/3d775be2011f3886db32dfd395a6a6d1ca2630ff</meta:generator>
    <meta:document-statistic meta:table-count="0" meta:image-count="0" meta:object-count="0" meta:page-count="1" meta:paragraph-count="6" meta:word-count="116" meta:character-count="700" meta:non-whitespace-character-count="591"/>
  </office:meta>
</office:document-meta>
</file>